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6pt"/>
    </style:style>
    <style:style style:name="P11" style:parent-style-name="Normal" style:family="paragraph">
      <style:text-properties fo:font-weight="bold" style:font-weight-asian="bold" fo:font-size="14pt" style:font-size-asian="14pt" style:font-size-complex="16pt"/>
    </style:style>
    <style:style style:name="P12" style:parent-style-name="Normal" style:family="paragraph">
      <style:text-properties fo:font-weight="bold" style:font-weight-asian="bold" fo:font-size="14pt" style:font-size-asian="14pt" style:font-size-complex="16pt"/>
    </style:style>
    <style:style style:name="P13" style:parent-style-name="Normal" style:family="paragraph">
      <style:paragraph-properties fo:text-align="center"/>
      <style:text-properties fo:font-weight="bold" style:font-weight-asian="bold" fo:color="#FF0000" fo:font-size="28pt" style:font-size-asian="28pt"/>
    </style:style>
    <style:style style:name="P14" style:parent-style-name="Normal" style:family="paragraph">
      <style:paragraph-properties fo:text-align="center"/>
      <style:text-properties fo:font-weight="bold" style:font-weight-asian="bold" fo:color="#FF0000" fo:font-size="28pt" style:font-size-asian="28pt"/>
    </style:style>
    <style:style style:name="P15" style:parent-style-name="Normal" style:family="paragraph">
      <style:text-properties fo:font-size="11pt" style:font-size-asian="11pt"/>
    </style:style>
    <style:style style:name="P16" style:parent-style-name="Normal" style:family="paragraph">
      <style:paragraph-properties fo:text-align="center"/>
      <style:text-properties fo:font-weight="bold" style:font-weight-asian="bold" fo:color="#FF0000" fo:font-size="18pt" style:font-size-asian="18pt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TableColumn20" style:family="table-column">
      <style:table-column-properties style:column-width="1.7576in"/>
    </style:style>
    <style:style style:name="TableColumn21" style:family="table-column">
      <style:table-column-properties style:column-width="1.4236in"/>
    </style:style>
    <style:style style:name="TableColumn22" style:family="table-column">
      <style:table-column-properties style:column-width="0.8958in"/>
    </style:style>
    <style:style style:name="TableColumn23" style:family="table-column">
      <style:table-column-properties style:column-width="0.8861in"/>
    </style:style>
    <style:style style:name="Table19" style:family="table">
      <style:table-properties style:width="4.9631in" fo:margin-left="0in" table:align="center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/>
      <style:text-properties fo:font-weight="bold" style:font-weight-asian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/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fo:font-weight="bold" style:font-weight-asian="bold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text-properties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n" fo:country="U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fo:language="en" fo:country="US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US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103" style:parent-style-name="DefaultParagraphFont" style:family="text"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105" style:parent-style-name="DefaultParagraphFont" style:family="text"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112" style:parent-style-name="DefaultParagraphFont" style:family="text">
      <style:text-properties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9" style:parent-style-name="DefaultParagraphFont" style:family="text">
      <style:text-properties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indent="0.4916in"/>
    </style:style>
    <style:style style:name="P123" style:parent-style-name="Normal" style:family="paragraph">
      <style:paragraph-properties fo:margin-left="0.9833in" fo:text-indent="0.0027in">
        <style:tab-stops/>
      </style:paragraph-properties>
    </style:style>
    <style:style style:name="P124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25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26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27" style:parent-style-name="Normal" style:family="paragraph">
      <style:text-properties fo:font-weight="bold" style:font-weight-asian="bold" fo:font-size="18pt" style:font-size-asian="18pt"/>
    </style:style>
    <style:style style:name="P128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29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TableColumn131" style:family="table-column">
      <style:table-column-properties style:column-width="1.7576in"/>
    </style:style>
    <style:style style:name="TableColumn132" style:family="table-column">
      <style:table-column-properties style:column-width="1.4236in"/>
    </style:style>
    <style:style style:name="TableColumn133" style:family="table-column">
      <style:table-column-properties style:column-width="0.8958in"/>
    </style:style>
    <style:style style:name="TableColumn134" style:family="table-column">
      <style:table-column-properties style:column-width="0.8861in"/>
    </style:style>
    <style:style style:name="Table130" style:family="table">
      <style:table-properties style:width="4.9631in" fo:margin-left="0in" table:align="center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/>
      <style:text-properties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/>
      <style:text-properties fo:font-weight="bold" style:font-weight-asian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/>
      <style:text-properties fo:font-weight="bold" style:font-weight-asian="bold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  <style:text-properties fo:font-weight="bold" style:font-weight-asian="bold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text-properties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text-properties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text-properties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text-properties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text-properties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text-properties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text-properties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text-properties fo:language="en" fo:country="US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text-properties fo:language="en" fo:country="U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text-properties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text-properties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text-properties fo:language="en" fo:country="US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text-properties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text-properties fo:language="en" fo:country="US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text-properties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text-properties fo:language="en" fo:country="US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205" style:parent-style-name="DefaultParagraphFont" style:family="text">
      <style:text-properties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207" style:parent-style-name="DefaultParagraphFont" style:family="text">
      <style:text-properties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text-properties fo:language="en" fo:country="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214" style:parent-style-name="DefaultParagraphFont" style:family="text">
      <style:text-properties fo:language="en" fo:country="U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text-properties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221" style:parent-style-name="DefaultParagraphFont" style:family="text">
      <style:text-properties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indent="0.4916in"/>
    </style:style>
    <style:style style:name="P225" style:parent-style-name="Normal" style:family="paragraph">
      <style:paragraph-properties fo:margin-left="0.9833in" fo:text-indent="0.0027in">
        <style:tab-stops/>
      </style:paragraph-properties>
    </style:style>
    <style:style style:name="P226" style:parent-style-name="Normal" style:family="paragraph">
      <style:paragraph-properties fo:break-before="page"/>
      <style:text-properties fo:font-weight="bold" style:font-weight-asian="bold" fo:font-size="18pt" style:font-size-asian="18pt"/>
    </style:style>
    <style:style style:name="P227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TableColumn229" style:family="table-column">
      <style:table-column-properties style:column-width="1.7576in"/>
    </style:style>
    <style:style style:name="TableColumn230" style:family="table-column">
      <style:table-column-properties style:column-width="1.4236in"/>
    </style:style>
    <style:style style:name="TableColumn231" style:family="table-column">
      <style:table-column-properties style:column-width="0.8958in"/>
    </style:style>
    <style:style style:name="TableColumn232" style:family="table-column">
      <style:table-column-properties style:column-width="0.8861in"/>
    </style:style>
    <style:style style:name="Table228" style:family="table">
      <style:table-properties style:width="4.9631in" fo:margin-left="0in" table:align="center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  <style:text-properties fo:font-weight="bold" style:font-weight-asian="bold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/>
      <style:text-properties fo:font-weight="bold" style:font-weight-asian="bold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/>
      <style:text-properties fo:font-weight="bold" style:font-weight-asian="bold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/>
      <style:text-properties fo:font-weight="bold" style:font-weight-asian="bold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text-properties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text-properties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text-properties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text-properties fo:language="en" fo:country="US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text-properties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text-properties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text-properties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text-properties fo:language="en" fo:country="US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text-properties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text-properties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text-properties fo:language="en" fo:country="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text-properties fo:language="en" fo:country="US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text-properties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text-properties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text-properties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text-properties fo:language="en" fo:country="US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text-properties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text-properties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text-properties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text-properties fo:language="en" fo:country="US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text-properties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text-properties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text-properties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text-properties fo:language="en" fo:country="US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303" style:parent-style-name="DefaultParagraphFont" style:family="text">
      <style:text-properties fo:language="en" fo:country="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305" style:parent-style-name="DefaultParagraphFont" style:family="text"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text-properties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312" style:parent-style-name="DefaultParagraphFont" style:family="text">
      <style:text-properties fo:language="en" fo:country="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text-properties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319" style:parent-style-name="DefaultParagraphFont" style:family="text">
      <style:text-properties fo:language="en" fo:country="US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indent="0.4916in"/>
    </style:style>
    <style:style style:name="P323" style:parent-style-name="Normal" style:family="paragraph">
      <style:paragraph-properties fo:margin-left="0.9833in" fo:text-indent="0.0027in">
        <style:tab-stops/>
      </style:paragraph-properties>
    </style:style>
    <style:style style:name="P324" style:parent-style-name="Normal" style:family="paragraph">
      <style:paragraph-properties fo:margin-left="0.9833in" fo:text-indent="0.0027in">
        <style:tab-stops/>
      </style:paragraph-properties>
    </style:style>
    <style:style style:name="P325" style:parent-style-name="Normal" style:family="paragraph">
      <style:paragraph-properties fo:margin-left="0.9833in" fo:text-indent="0.0027in">
        <style:tab-stops/>
      </style:paragraph-properties>
    </style:style>
    <style:style style:name="P326" style:parent-style-name="Normal" style:family="paragraph">
      <style:paragraph-properties fo:break-before="page"/>
      <style:text-properties fo:font-weight="bold" style:font-weight-asian="bold" fo:font-size="18pt" style:font-size-asian="18pt"/>
    </style:style>
    <style:style style:name="P327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TableColumn329" style:family="table-column">
      <style:table-column-properties style:column-width="1.7576in"/>
    </style:style>
    <style:style style:name="TableColumn330" style:family="table-column">
      <style:table-column-properties style:column-width="1.4236in"/>
    </style:style>
    <style:style style:name="TableColumn331" style:family="table-column">
      <style:table-column-properties style:column-width="0.8958in"/>
    </style:style>
    <style:style style:name="TableColumn332" style:family="table-column">
      <style:table-column-properties style:column-width="0.8861in"/>
    </style:style>
    <style:style style:name="Table328" style:family="table">
      <style:table-properties style:width="4.9631in" fo:margin-left="0in" table:align="center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/>
      <style:text-properties fo:font-weight="bold" style:font-weight-asian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/>
      <style:text-properties fo:font-weight="bold" style:font-weight-asian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/>
      <style:text-properties fo:font-weight="bold" style:font-weight-asian="bold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/>
      <style:text-properties fo:font-weight="bold" style:font-weight-asian="bold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text-properties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text-properties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text-properties fo:language="en" fo:country="U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text-properties fo:language="en" fo:country="US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text-properties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text-properties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text-properties fo:language="en" fo:country="US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text-properties fo:language="en" fo:country="US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text-properties fo:language="en" fo:country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text-properties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text-properties fo:language="en" fo:country="US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text-properties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text-properties fo:language="en" fo:country="US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text-properties fo:language="en" fo:country="US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text-properties fo:language="en" fo:country="US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text-properties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text-properties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text-properties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text-properties fo:language="en" fo:country="US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text-properties fo:language="en" fo:country="US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text-properties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text-properties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text-properties fo:language="en" fo:country="US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T403" style:parent-style-name="DefaultParagraphFont" style:family="text">
      <style:text-properties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T405" style:parent-style-name="DefaultParagraphFont" style:family="text"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text-properties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T412" style:parent-style-name="DefaultParagraphFont" style:family="text">
      <style:text-properties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text-properties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T419" style:parent-style-name="DefaultParagraphFont" style:family="text">
      <style:text-properties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indent="0.4916in"/>
    </style:style>
    <style:style style:name="P423" style:parent-style-name="Normal" style:family="paragraph">
      <style:paragraph-properties fo:margin-left="0.9833in" fo:text-indent="0.0027in">
        <style:tab-stops/>
      </style:paragraph-properties>
    </style:style>
    <style:style style:name="P424" style:parent-style-name="Normal" style:family="paragraph">
      <style:text-properties fo:font-weight="bold" style:font-weight-asian="bold" fo:color="#FF0000" fo:font-size="18pt" style:font-size-asian="18pt"/>
    </style:style>
    <style:style style:name="P425" style:parent-style-name="Normal" style:family="paragraph">
      <style:paragraph-properties fo:break-before="page"/>
      <style:text-properties fo:font-weight="bold" style:font-weight-asian="bold" fo:font-size="18pt" style:font-size-asian="18pt"/>
    </style:style>
    <style:style style:name="P426" style:parent-style-name="Normal" style:family="paragraph">
      <style:paragraph-properties fo:text-align="center"/>
    </style:style>
    <style:style style:name="T427" style:parent-style-name="DefaultParagraphFont" style:family="text">
      <style:text-properties fo:font-weight="bold" style:font-weight-asian="bold" fo:font-size="18pt" style:font-size-asian="18pt"/>
    </style:style>
    <style:style style:name="TableColumn429" style:family="table-column">
      <style:table-column-properties style:column-width="1.7576in"/>
    </style:style>
    <style:style style:name="TableColumn430" style:family="table-column">
      <style:table-column-properties style:column-width="1.4236in"/>
    </style:style>
    <style:style style:name="TableColumn431" style:family="table-column">
      <style:table-column-properties style:column-width="0.8958in"/>
    </style:style>
    <style:style style:name="TableColumn432" style:family="table-column">
      <style:table-column-properties style:column-width="0.8861in"/>
    </style:style>
    <style:style style:name="Table428" style:family="table">
      <style:table-properties style:width="4.9631in" fo:margin-left="0in" table:align="center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/>
      <style:text-properties fo:font-weight="bold" style:font-weight-asian="bold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/>
      <style:text-properties fo:font-weight="bold" style:font-weight-asian="bold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/>
      <style:text-properties fo:font-weight="bold" style:font-weight-asian="bold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/>
      <style:text-properties fo:font-weight="bold" style:font-weight-asian="bold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text-properties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text-properties fo:language="en" fo:country="U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text-properties fo:language="en" fo:country="US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text-properties fo:language="en" fo:country="US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text-properties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text-properties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text-properties fo:language="en" fo:country="US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text-properties fo:language="en" fo:country="US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text-properties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text-properties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text-properties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text-properties fo:language="en" fo:country="US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text-properties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text-properties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text-properties fo:language="en" fo:country="U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text-properties fo:language="en" fo:country="US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text-properties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text-properties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text-properties fo:language="en" fo:country="US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text-properties fo:language="en" fo:country="US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text-properties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text-properties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text-properties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text-properties fo:language="en" fo:country="US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T503" style:parent-style-name="DefaultParagraphFont" style:family="text">
      <style:text-properties fo:language="en" fo:country="US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T505" style:parent-style-name="DefaultParagraphFont" style:family="text">
      <style:text-properties fo:language="en" fo:country="US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text-properties fo:language="en" fo:country="US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T512" style:parent-style-name="DefaultParagraphFont" style:family="text">
      <style:text-properties fo:language="en" fo:country="US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text-properties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T519" style:parent-style-name="DefaultParagraphFont" style:family="text">
      <style:text-properties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indent="0.4916in"/>
    </style:style>
    <style:style style:name="P523" style:parent-style-name="Normal" style:family="paragraph">
      <style:paragraph-properties fo:margin-left="0.9833in" fo:text-indent="0.0027in">
        <style:tab-stops/>
      </style:paragraph-properties>
    </style:style>
    <style:style style:name="P524" style:parent-style-name="Normal" style:family="paragraph">
      <style:paragraph-properties fo:break-before="page"/>
      <style:text-properties fo:font-weight="bold" style:font-weight-asian="bold" fo:color="#FF0000" fo:font-size="18pt" style:font-size-asian="18pt"/>
    </style:style>
    <style:style style:name="P525" style:parent-style-name="Normal" style:family="paragraph">
      <style:paragraph-properties fo:text-align="center"/>
      <style:text-properties fo:font-weight="bold" style:font-weight-asian="bold" fo:color="#FF0000" fo:font-size="18pt" style:font-size-asian="18pt"/>
    </style:style>
    <style:style style:name="P526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527" style:parent-style-name="Normal" style:family="paragraph">
      <style:paragraph-properties fo:text-align="center"/>
    </style:style>
    <style:style style:name="T528" style:parent-style-name="DefaultParagraphFont" style:family="text">
      <style:text-properties fo:font-weight="bold" style:font-weight-asian="bold" fo:font-size="18pt" style:font-size-asian="18pt"/>
    </style:style>
    <style:style style:name="T529" style:parent-style-name="DefaultParagraphFont" style:family="text">
      <style:text-properties fo:font-weight="bold" style:font-weight-asian="bold"/>
    </style:style>
    <style:style style:name="TableColumn531" style:family="table-column">
      <style:table-column-properties style:column-width="1.343in"/>
    </style:style>
    <style:style style:name="TableColumn532" style:family="table-column">
      <style:table-column-properties style:column-width="1.2201in"/>
    </style:style>
    <style:style style:name="TableColumn533" style:family="table-column">
      <style:table-column-properties style:column-width="0.6805in"/>
    </style:style>
    <style:style style:name="TableColumn534" style:family="table-column">
      <style:table-column-properties style:column-width="0.6958in"/>
    </style:style>
    <style:style style:name="TableColumn535" style:family="table-column">
      <style:table-column-properties style:column-width="0.7097in"/>
    </style:style>
    <style:style style:name="TableColumn536" style:family="table-column">
      <style:table-column-properties style:column-width="0.6236in"/>
    </style:style>
    <style:style style:name="TableColumn537" style:family="table-column">
      <style:table-column-properties style:column-width="0.6215in"/>
    </style:style>
    <style:style style:name="Table530" style:family="table">
      <style:table-properties style:width="5.8944in" fo:margin-left="0in" table:align="center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/>
      <style:text-properties fo:font-weight="bold" style:font-weight-asian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center"/>
      <style:text-properties fo:font-weight="bold" style:font-weight-asian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/>
      <style:text-properties fo:font-weight="bold" style:font-weight-asian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/>
      <style:text-properties fo:font-weight="bold" style:font-weight-asian="bold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/>
      <style:text-properties fo:font-weight="bold" style:font-weight-asian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/>
      <style:text-properties fo:font-weight="bold" style:font-weight-asian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/>
      <style:text-properties fo:font-weight="bold" style:font-weight-asian="bold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text-properties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text-properties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text-properties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text-properties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text-properties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text-properties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text-properties fo:language="en" fo:country="US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text-properties fo:language="en" fo:country="US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text-properties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text-properties fo:language="en" fo:country="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text-properties fo:language="en" fo:country="US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text-properties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text-properties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text-properties fo:language="en" fo:country="US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text-properties fo:language="en" fo:country="US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text-properties fo:language="en" fo:country="US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text-properties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text-properties fo:language="en" fo:country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text-properties fo:language="en" fo:country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text-properties fo:language="en" fo:country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text-properties fo:language="en" fo:country="US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text-properties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text-properties fo:language="en" fo:country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text-properties fo:language="en" fo:country="US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text-properties fo:language="en" fo:country="US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text-properties fo:language="en" fo:country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text-properties fo:language="en" fo:country="US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text-properties fo:language="en" fo:country="US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text-properties fo:language="en" fo:country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text-properties fo:language="en" fo:country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text-properties fo:language="en" fo:country="US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text-properties fo:language="en" fo:country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text-properties fo:language="en" fo:country="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text-properties fo:language="en" fo:country="US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text-properties fo:language="en" fo:country="US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text-properties fo:language="en" fo:country="US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text-properties fo:language="en" fo:country="US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text-properties fo:language="en" fo:country="US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text-properties fo:language="en" fo:country="US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text-properties fo:language="en" fo:country="US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text-properties fo:language="en" fo:country="US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text-properties fo:language="en" fo:country="US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T653" style:parent-style-name="DefaultParagraphFont" style:family="text">
      <style:text-properties fo:language="en" fo:country="US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T655" style:parent-style-name="DefaultParagraphFont" style:family="text">
      <style:text-properties fo:language="en" fo:country="US"/>
    </style:style>
    <style:style style:name="T656" style:parent-style-name="DefaultParagraphFont" style:family="text">
      <style:text-properties fo:language="en" fo:country="US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2" style:family="table-row">
      <style:table-row-properties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text-properties fo:language="en" fo:country="US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T666" style:parent-style-name="DefaultParagraphFont" style:family="text">
      <style:text-properties fo:language="en" fo:country="US"/>
    </style:style>
    <style:style style:name="T667" style:parent-style-name="DefaultParagraphFont" style:family="text">
      <style:text-properties fo:language="en" fo:country="U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text-properties fo:language="en" fo:country="US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T677" style:parent-style-name="DefaultParagraphFont" style:family="text">
      <style:text-properties fo:language="en" fo:country="US"/>
    </style:style>
    <style:style style:name="T678" style:parent-style-name="DefaultParagraphFont" style:family="text">
      <style:text-properties fo:language="en" fo:country="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ListParagraph" style:list-style-name="LFO1" style:family="paragraph"/>
    <style:style style:name="P685" style:parent-style-name="ListParagraph" style:list-style-name="LFO1" style:family="paragraph"/>
    <style:style style:name="P686" style:parent-style-name="ListParagraph" style:list-style-name="LFO1" style:family="paragraph"/>
    <style:style style:name="P687" style:parent-style-name="ListParagraph" style:list-style-name="LFO1" style:family="paragraph"/>
    <style:style style:name="P688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689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690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691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69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693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694" style:parent-style-name="Normal" style:family="paragraph">
      <style:text-properties fo:font-weight="bold" style:font-weight-asian="bold" fo:font-size="18pt" style:font-size-asian="18pt"/>
    </style:style>
    <style:style style:name="P695" style:parent-style-name="Normal" style:family="paragraph">
      <style:text-properties fo:font-weight="bold" style:font-weight-asian="bold" fo:font-size="18pt" style:font-size-asian="18pt"/>
    </style:style>
    <style:style style:name="P696" style:parent-style-name="Normal" style:family="paragraph">
      <style:paragraph-properties fo:text-align="center"/>
    </style:style>
    <style:style style:name="T697" style:parent-style-name="DefaultParagraphFont" style:family="text">
      <style:text-properties fo:font-weight="bold" style:font-weight-asian="bold" fo:font-size="18pt" style:font-size-asian="18pt"/>
    </style:style>
    <style:style style:name="T698" style:parent-style-name="DefaultParagraphFont" style:family="text">
      <style:text-properties fo:font-weight="bold" style:font-weight-asian="bold"/>
    </style:style>
    <style:style style:name="TableColumn700" style:family="table-column">
      <style:table-column-properties style:column-width="1.343in"/>
    </style:style>
    <style:style style:name="TableColumn701" style:family="table-column">
      <style:table-column-properties style:column-width="1.2201in"/>
    </style:style>
    <style:style style:name="TableColumn702" style:family="table-column">
      <style:table-column-properties style:column-width="0.6805in"/>
    </style:style>
    <style:style style:name="TableColumn703" style:family="table-column">
      <style:table-column-properties style:column-width="0.6958in"/>
    </style:style>
    <style:style style:name="TableColumn704" style:family="table-column">
      <style:table-column-properties style:column-width="0.7097in"/>
    </style:style>
    <style:style style:name="TableColumn705" style:family="table-column">
      <style:table-column-properties style:column-width="0.6236in"/>
    </style:style>
    <style:style style:name="TableColumn706" style:family="table-column">
      <style:table-column-properties style:column-width="0.6215in"/>
    </style:style>
    <style:style style:name="Table699" style:family="table">
      <style:table-properties style:width="5.8944in" fo:margin-left="0in" table:align="center"/>
    </style:style>
    <style:style style:name="TableRow707" style:family="table-row">
      <style:table-row-properties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/>
      <style:text-properties fo:font-weight="bold" style:font-weight-asian="bold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/>
      <style:text-properties fo:font-weight="bold" style:font-weight-asian="bold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/>
      <style:text-properties fo:font-weight="bold" style:font-weight-asian="bold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/>
      <style:text-properties fo:font-weight="bold" style:font-weight-asian="bold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/>
      <style:text-properties fo:font-weight="bold" style:font-weight-asian="bold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/>
      <style:text-properties fo:font-weight="bold" style:font-weight-asian="bold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/>
      <style:text-properties fo:font-weight="bold" style:font-weight-asian="bold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text-properties fo:language="en" fo:country="US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text-properties fo:language="en" fo:country="US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text-properties fo:language="en" fo:country="US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text-properties fo:language="en" fo:country="US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text-properties fo:language="en" fo:country="US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text-properties fo:language="en" fo:country="US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text-properties fo:language="en" fo:country="US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text-properties fo:language="en" fo:country="US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text-properties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text-properties fo:language="en" fo:country="US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text-properties fo:language="en" fo:country="US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text-properties fo:language="en" fo:country="US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text-properties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text-properties fo:language="en" fo:country="US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text-properties fo:language="en" fo:country="US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text-properties fo:language="en" fo:country="US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text-properties fo:language="en" fo:country="US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text-properties fo:language="en" fo:country="US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text-properties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text-properties fo:language="en" fo:country="US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text-properties fo:language="en" fo:country="US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text-properties fo:language="en" fo:country="U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text-properties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text-properties fo:language="en" fo:country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text-properties fo:language="en" fo:country="U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text-properties fo:language="en" fo:country="US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text-properties fo:language="en" fo:country="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text-properties fo:language="en" fo:country="US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text-properties fo:language="en" fo:country="US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text-properties fo:language="en" fo:country="US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text-properties fo:language="en" fo:country="US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text-properties fo:language="en" fo:country="US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text-properties fo:language="en" fo:country="US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text-properties fo:language="en" fo:country="US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text-properties fo:language="en" fo:country="US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text-properties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text-properties fo:language="en" fo:country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text-properties fo:language="en" fo:country="US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text-properties fo:language="en" fo:country="US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text-properties fo:language="en" fo:country="US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text-properties fo:language="en" fo:country="US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text-properties fo:language="en" fo:country="US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0" style:family="table-row">
      <style:table-row-properties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T822" style:parent-style-name="DefaultParagraphFont" style:family="text">
      <style:text-properties fo:language="en" fo:country="US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T824" style:parent-style-name="DefaultParagraphFont" style:family="text">
      <style:text-properties fo:language="en" fo:country="US"/>
    </style:style>
    <style:style style:name="T825" style:parent-style-name="DefaultParagraphFont" style:family="text">
      <style:text-properties fo:language="en" fo:country="US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1" style:family="table-row">
      <style:table-row-properties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text-properties fo:language="en" fo:country="US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T835" style:parent-style-name="DefaultParagraphFont" style:family="text">
      <style:text-properties fo:language="en" fo:country="US"/>
    </style:style>
    <style:style style:name="T836" style:parent-style-name="DefaultParagraphFont" style:family="text">
      <style:text-properties fo:language="en" fo:country="US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2" style:family="table-row">
      <style:table-row-properties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text-properties fo:language="en" fo:country="US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T846" style:parent-style-name="DefaultParagraphFont" style:family="text">
      <style:text-properties fo:language="en" fo:country="US"/>
    </style:style>
    <style:style style:name="T847" style:parent-style-name="DefaultParagraphFont" style:family="text">
      <style:text-properties fo:language="en" fo:country="US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ListParagraph" style:list-style-name="LFO1" style:family="paragraph"/>
    <style:style style:name="P854" style:parent-style-name="ListParagraph" style:list-style-name="LFO1" style:family="paragraph"/>
    <style:style style:name="P855" style:parent-style-name="ListParagraph" style:list-style-name="LFO1" style:family="paragraph"/>
    <style:style style:name="P856" style:parent-style-name="ListParagraph" style:list-style-name="LFO1" style:family="paragraph"/>
    <style:style style:name="P857" style:parent-style-name="Normal" style:family="paragraph">
      <style:text-properties fo:font-weight="bold" style:font-weight-asian="bold" fo:font-size="18pt" style:font-size-asian="18pt"/>
    </style:style>
    <style:style style:name="P858" style:parent-style-name="Normal" style:family="paragraph">
      <style:text-properties fo:font-weight="bold" style:font-weight-asian="bold" fo:font-size="18pt" style:font-size-asian="18pt"/>
    </style:style>
    <style:style style:name="P859" style:parent-style-name="Normal" style:family="paragraph">
      <style:text-properties fo:font-weight="bold" style:font-weight-asian="bold" fo:font-size="18pt" style:font-size-asian="18pt"/>
    </style:style>
    <style:style style:name="P860" style:parent-style-name="Normal" style:family="paragraph">
      <style:text-properties fo:font-weight="bold" style:font-weight-asian="bold" fo:font-size="18pt" style:font-size-asian="18pt"/>
    </style:style>
    <style:style style:name="P861" style:parent-style-name="Normal" style:family="paragraph">
      <style:text-properties fo:font-weight="bold" style:font-weight-asian="bold" fo:font-size="18pt" style:font-size-asian="18pt"/>
    </style:style>
    <style:style style:name="P862" style:parent-style-name="Normal" style:family="paragraph">
      <style:text-properties fo:font-weight="bold" style:font-weight-asian="bold" fo:font-size="18pt" style:font-size-asian="18pt"/>
    </style:style>
    <style:style style:name="P863" style:parent-style-name="Normal" style:family="paragraph">
      <style:text-properties fo:font-weight="bold" style:font-weight-asian="bold" fo:font-size="18pt" style:font-size-asian="18pt"/>
    </style:style>
    <style:style style:name="P864" style:parent-style-name="Normal" style:family="paragraph">
      <style:text-properties fo:font-weight="bold" style:font-weight-asian="bold" fo:font-size="18pt" style:font-size-asian="18pt"/>
    </style:style>
    <style:style style:name="P865" style:parent-style-name="Normal" style:family="paragraph">
      <style:text-properties fo:font-weight="bold" style:font-weight-asian="bold" fo:font-size="18pt" style:font-size-asian="18pt"/>
    </style:style>
    <style:style style:name="P866" style:parent-style-name="Normal" style:family="paragraph">
      <style:paragraph-properties fo:text-align="center"/>
    </style:style>
    <style:style style:name="T867" style:parent-style-name="DefaultParagraphFont" style:family="text">
      <style:text-properties fo:font-weight="bold" style:font-weight-asian="bold" fo:font-size="18pt" style:font-size-asian="18pt"/>
    </style:style>
    <style:style style:name="TableColumn869" style:family="table-column">
      <style:table-column-properties style:column-width="1.343in"/>
    </style:style>
    <style:style style:name="TableColumn870" style:family="table-column">
      <style:table-column-properties style:column-width="1.2201in"/>
    </style:style>
    <style:style style:name="TableColumn871" style:family="table-column">
      <style:table-column-properties style:column-width="0.6805in"/>
    </style:style>
    <style:style style:name="TableColumn872" style:family="table-column">
      <style:table-column-properties style:column-width="0.6958in"/>
    </style:style>
    <style:style style:name="TableColumn873" style:family="table-column">
      <style:table-column-properties style:column-width="0.7097in"/>
    </style:style>
    <style:style style:name="TableColumn874" style:family="table-column">
      <style:table-column-properties style:column-width="0.6236in"/>
    </style:style>
    <style:style style:name="TableColumn875" style:family="table-column">
      <style:table-column-properties style:column-width="0.6215in"/>
    </style:style>
    <style:style style:name="Table868" style:family="table">
      <style:table-properties style:width="5.8944in" fo:margin-left="0in" table:align="center"/>
    </style:style>
    <style:style style:name="TableRow876" style:family="table-row">
      <style:table-row-properties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/>
      <style:text-properties fo:font-weight="bold" style:font-weight-asian="bold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text-align="center"/>
      <style:text-properties fo:font-weight="bold" style:font-weight-asian="bold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text-align="center"/>
      <style:text-properties fo:font-weight="bold" style:font-weight-asian="bold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/>
      <style:text-properties fo:font-weight="bold" style:font-weight-asian="bold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text-align="center"/>
      <style:text-properties fo:font-weight="bold" style:font-weight-asian="bold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text-align="center"/>
      <style:text-properties fo:font-weight="bold" style:font-weight-asian="bold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text-align="center"/>
      <style:text-properties fo:font-weight="bold" style:font-weight-asian="bold"/>
    </style:style>
    <style:style style:name="TableRow891" style:family="table-row">
      <style:table-row-properties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text-properties fo:language="en" fo:country="US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text-properties fo:language="en" fo:country="US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text-properties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text-properties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text-properties fo:language="en" fo:country="US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text-properties fo:language="en" fo:country="US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text-properties fo:language="en" fo:country="US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text-properties fo:language="en" fo:country="US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text-properties fo:language="en" fo:country="U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text-properties fo:language="en" fo:country="US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text-properties fo:language="en" fo:country="US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text-properties fo:language="en" fo:country="US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text-properties fo:language="en" fo:country="US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text-properties fo:language="en" fo:country="US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text-properties fo:language="en" fo:country="US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text-properties fo:language="en" fo:country="US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text-properties fo:language="en" fo:country="US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text-properties fo:language="en" fo:country="US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text-properties fo:language="en" fo:country="US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text-properties fo:language="en" fo:country="US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text-properties fo:language="en" fo:country="US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text-properties fo:language="en" fo:country="US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text-properties fo:language="en" fo:country="US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text-properties fo:language="en" fo:country="US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text-properties fo:language="en" fo:country="US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text-properties fo:language="en" fo:country="US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text-properties fo:language="en" fo:country="US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text-properties fo:language="en" fo:country="US"/>
    </style:style>
    <style:style style:name="TableRow951" style:family="table-row">
      <style:table-row-properties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text-properties fo:language="en" fo:country="US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text-properties fo:language="en" fo:country="US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text-properties fo:language="en" fo:country="US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text-properties fo:language="en" fo:country="US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text-properties fo:language="en" fo:country="US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text-properties fo:language="en" fo:country="US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text-properties fo:language="en" fo:country="US"/>
    </style:style>
    <style:style style:name="TableRow966" style:family="table-row">
      <style:table-row-properties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text-properties fo:language="en" fo:country="US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text-properties fo:language="en" fo:country="US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text-properties fo:language="en" fo:country="US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text-properties fo:language="en" fo:country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text-properties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text-properties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text-properties fo:language="en" fo:country="US"/>
    </style:style>
    <style:style style:name="TableRow981" style:family="table-row">
      <style:table-row-properties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89" style:family="table-row">
      <style:table-row-properties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T991" style:parent-style-name="DefaultParagraphFont" style:family="text">
      <style:text-properties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T993" style:parent-style-name="DefaultParagraphFont" style:family="text">
      <style:text-properties fo:language="en" fo:country="US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text-properties fo:language="en" fo:country="US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T1003" style:parent-style-name="DefaultParagraphFont" style:family="text">
      <style:text-properties fo:language="en" fo:country="US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text-properties fo:language="en" fo:country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T1013" style:parent-style-name="DefaultParagraphFont" style:family="text">
      <style:text-properties fo:language="en" fo:country="US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ListParagraph" style:list-style-name="LFO1" style:family="paragraph"/>
    <style:style style:name="P1020" style:parent-style-name="ListParagraph" style:list-style-name="LFO1" style:family="paragraph"/>
    <style:style style:name="P1021" style:parent-style-name="ListParagraph" style:list-style-name="LFO1" style:family="paragraph"/>
    <style:style style:name="P1022" style:parent-style-name="ListParagraph" style:list-style-name="LFO1" style:family="paragraph"/>
    <style:style style:name="P1023" style:parent-style-name="Normal" style:family="paragraph">
      <style:paragraph-properties fo:break-before="page"/>
      <style:text-properties fo:font-weight="bold" style:font-weight-asian="bold" fo:font-size="18pt" style:font-size-asian="18pt"/>
    </style:style>
    <style:style style:name="P1024" style:parent-style-name="Normal" style:family="paragraph">
      <style:paragraph-properties fo:text-align="center"/>
      <style:text-properties fo:font-weight="bold" style:font-weight-asian="bold" fo:color="#FF0000" fo:font-size="18pt" style:font-size-asian="18pt"/>
    </style:style>
    <style:style style:name="P1025" style:parent-style-name="Normal" style:family="paragraph">
      <style:paragraph-properties fo:text-align="center"/>
      <style:text-properties fo:font-weight="bold" style:font-weight-asian="bold" fo:color="#FF0000"/>
    </style:style>
    <style:style style:name="P1026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027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028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029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030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031" style:parent-style-name="Normal" style:family="paragraph">
      <style:paragraph-properties fo:break-before="page"/>
    </style:style>
    <style:style style:name="P1032" style:parent-style-name="Normal" style:family="paragraph">
      <style:paragraph-properties fo:text-align="center"/>
      <style:text-properties fo:font-weight="bold" style:font-weight-asian="bold" fo:color="#FF0000" fo:font-size="18pt" style:font-size-asian="18pt"/>
    </style:style>
    <style:style style:name="P1033" style:parent-style-name="Normal" style:family="paragraph">
      <style:paragraph-properties fo:text-align="center"/>
      <style:text-properties fo:font-weight="bold" style:font-weight-asian="bold" fo:color="#FF0000" fo:font-size="18pt" style:font-size-asian="18pt"/>
    </style:style>
    <style:style style:name="P1034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035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1036" style:parent-style-name="Normal" style:family="paragraph">
      <style:text-properties fo:font-weight="bold" style:font-weight-asian="bold" fo:font-size="18pt" style:font-size-asian="18pt"/>
    </style:style>
    <style:style style:name="P1037" style:parent-style-name="Normal" style:family="paragraph">
      <style:paragraph-properties fo:text-align="center"/>
      <style:text-properties fo:font-weight="bold" style:font-weight-asian="bold" fo:font-size="18pt" style:font-size-asian="18pt"/>
    </style:style>
  </office:automatic-styles>
  <office:body>
    <office:text text:use-soft-page-breaks="true">
      <text:p text:style-name="P1">Aluno:<text:s/>______________________________________________________</text:p>
      <text:p text:style-name="P11"/>
      <text:p text:style-name="P12">Seed utilizado(CPF): _____________</text:p>
      <text:p text:style-name="P13"/>
      <text:p text:style-name="P14">Trabalho Final</text:p>
      <text:p text:style-name="P15"/>
      <text:p text:style-name="P16">CLASSIFICAÇÃO</text:p>
      <text:p text:style-name="P17"/>
      <text:p text:style-name="Normal"/>
      <text:p text:style-name="P18">Veículo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Técnica</text:p>
          </table:table-cell>
          <table:table-cell table:style-name="TableCell27">
            <text:p text:style-name="P28">Parâmetro</text:p>
          </table:table-cell>
          <table:table-cell table:style-name="TableCell29">
            <text:p text:style-name="P30">Acurácia</text:p>
          </table:table-cell>
          <table:table-cell table:style-name="TableCell31">
            <text:p text:style-name="P32">Matriz de Confusão</text:p>
          </table:table-cell>
        </table:table-row>
        <table:table-row table:style-name="TableRow33">
          <table:table-cell table:style-name="TableCell34">
            <text:p text:style-name="P35">RNA – Hold-out</text:p>
          </table:table-cell>
          <table:table-cell table:style-name="TableCell36">
            <text:p text:style-name="P37">size=XX decay=XX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RNA – CV</text:p>
          </table:table-cell>
          <table:table-cell table:style-name="TableCell45">
            <text:p text:style-name="P46">size=XX decay=XX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RNA – Melhor modelo</text:p>
          </table:table-cell>
          <table:table-cell table:style-name="TableCell54">
            <text:p text:style-name="P55">size=XX decay=XX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KNN</text:p>
          </table:table-cell>
          <table:table-cell table:style-name="TableCell63">
            <text:p text:style-name="P64">k=XX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KNN – Melhor modelo</text:p>
          </table:table-cell>
          <table:table-cell table:style-name="TableCell72">
            <text:p text:style-name="P73">K=XX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SVM – Hold-out</text:p>
          </table:table-cell>
          <table:table-cell table:style-name="TableCell81">
            <text:p text:style-name="P82">C=XX Sigma=XX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VM – CV<text:s/></text:p>
          </table:table-cell>
          <table:table-cell table:style-name="TableCell90">
            <text:p text:style-name="P91">C=XX Sigma=XX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Normal">SVM – Melhor modelo</text:p>
          </table:table-cell>
          <table:table-cell table:style-name="TableCell98">
            <text:p text:style-name="Normal">C=XX<text:s/>Sigma=XX</text:p>
          </table:table-cell>
          <table:table-cell table:style-name="TableCell99">
            <text:p text:style-name="Normal"/>
          </table:table-cell>
          <table:table-cell table:style-name="TableCell100">
            <text:p text:style-name="Normal"/>
          </table:table-cell>
        </table:table-row>
        <table:table-row table:style-name="TableRow101">
          <table:table-cell table:style-name="TableCell102">
            <text:p text:style-name="Normal"><text:span text:style-name="T103">RF – Hold-out<text:s/></text:span></text:p>
          </table:table-cell>
          <table:table-cell table:style-name="TableCell104">
            <text:p text:style-name="Normal"><text:span text:style-name="T105">mtry=XX</text:span></text:p>
          </table:table-cell>
          <table:table-cell table:style-name="TableCell106">
            <text:p text:style-name="Normal"/>
          </table:table-cell>
          <table:table-cell table:style-name="TableCell107">
            <text:p text:style-name="Normal"/>
          </table:table-cell>
        </table:table-row>
        <table:table-row table:style-name="TableRow108">
          <table:table-cell table:style-name="TableCell109">
            <text:p text:style-name="P110">RF – CV</text:p>
          </table:table-cell>
          <table:table-cell table:style-name="TableCell111">
            <text:p text:style-name="Normal"><text:span text:style-name="T112">mtry=XX</text:span></text:p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</table:table-row>
        <table:table-row table:style-name="TableRow115">
          <table:table-cell table:style-name="TableCell116">
            <text:p text:style-name="P117">RF – Melhor modelo</text:p>
          </table:table-cell>
          <table:table-cell table:style-name="TableCell118">
            <text:p text:style-name="Normal"><text:span text:style-name="T119">mtry=XX</text:span></text:p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</table:table-row>
      </table:table>
      <text:p text:style-name="P122">Obs:<text:tab/>Ordenar pela Acurácia (descendente)</text:p>
      <text:p text:style-name="Normal"><text:tab/><text:tab/>Colocar um resultado com 3 linhas com a predição de novos casos para<text:s/><text:tab/><text:tab/><text:tab/>a técnica/parâmetro de maior Acurácia</text:p>
      <text:p text:style-name="P123">Após o quadro, colocar a lista de comandos emitidos no RStudio para conseguir os resultados obtidos</text:p>
      <text:p text:style-name="Normal"/>
      <text:p text:style-name="Normal"/>
      <text:p text:style-name="P124"/>
      <text:p text:style-name="P125"/>
      <text:p text:style-name="P126"/>
      <text:p text:style-name="P127"/>
      <text:p text:style-name="Normal"/>
      <text:p text:style-name="P128">Imposto de Renda</text:p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Técnica</text:p>
          </table:table-cell>
          <table:table-cell table:style-name="TableCell138">
            <text:p text:style-name="P139">Parâmetro</text:p>
          </table:table-cell>
          <table:table-cell table:style-name="TableCell140">
            <text:p text:style-name="P141">Acurácia</text:p>
          </table:table-cell>
          <table:table-cell table:style-name="TableCell142">
            <text:p text:style-name="P143">Matriz de Confusão</text:p>
          </table:table-cell>
        </table:table-row>
        <table:table-row table:style-name="TableRow144">
          <table:table-cell table:style-name="TableCell145">
            <text:p text:style-name="P146">RNA – Hold-out</text:p>
          </table:table-cell>
          <table:table-cell table:style-name="TableCell147">
            <text:p text:style-name="P148">size=XX decay=XX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NA – CV</text:p>
          </table:table-cell>
          <table:table-cell table:style-name="TableCell156">
            <text:p text:style-name="P157">size=XX decay=XX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RNA – Melhor modelo</text:p>
          </table:table-cell>
          <table:table-cell table:style-name="TableCell165">
            <text:p text:style-name="P166">size=XX decay=XX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KNN</text:p>
          </table:table-cell>
          <table:table-cell table:style-name="TableCell174">
            <text:p text:style-name="P175">k=XX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SVM – Hold-out</text:p>
          </table:table-cell>
          <table:table-cell table:style-name="TableCell183">
            <text:p text:style-name="P184">C=XX Sigma=XX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SVM – CV<text:s/></text:p>
          </table:table-cell>
          <table:table-cell table:style-name="TableCell192">
            <text:p text:style-name="P193">C=XX Sigma=XX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Normal">SVM – Melhor modelo</text:p>
          </table:table-cell>
          <table:table-cell table:style-name="TableCell200">
            <text:p text:style-name="Normal">C=XX<text:s/>Sigma=XX</text:p>
          </table:table-cell>
          <table:table-cell table:style-name="TableCell201">
            <text:p text:style-name="Normal"/>
          </table:table-cell>
          <table:table-cell table:style-name="TableCell202">
            <text:p text:style-name="Normal"/>
          </table:table-cell>
        </table:table-row>
        <table:table-row table:style-name="TableRow203">
          <table:table-cell table:style-name="TableCell204">
            <text:p text:style-name="Normal"><text:span text:style-name="T205">RF – Hold-out<text:s/></text:span></text:p>
          </table:table-cell>
          <table:table-cell table:style-name="TableCell206">
            <text:p text:style-name="Normal"><text:span text:style-name="T207">mtry=XX</text:span></text:p>
          </table:table-cell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</table:table-row>
        <table:table-row table:style-name="TableRow210">
          <table:table-cell table:style-name="TableCell211">
            <text:p text:style-name="P212">RF – CV</text:p>
          </table:table-cell>
          <table:table-cell table:style-name="TableCell213">
            <text:p text:style-name="Normal"><text:span text:style-name="T214">mtry=XX</text:span></text:p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</table:table-row>
        <table:table-row table:style-name="TableRow217">
          <table:table-cell table:style-name="TableCell218">
            <text:p text:style-name="P219">RF – Melhor modelo</text:p>
          </table:table-cell>
          <table:table-cell table:style-name="TableCell220">
            <text:p text:style-name="Normal"><text:span text:style-name="T221">mtry=XX</text:span></text:p>
          </table:table-cell>
          <table:table-cell table:style-name="TableCell222">
            <text:p text:style-name="Normal"/>
          </table:table-cell>
          <table:table-cell table:style-name="TableCell223">
            <text:p text:style-name="Normal"/>
          </table:table-cell>
        </table:table-row>
      </table:table>
      <text:p text:style-name="P224">Obs:<text:tab/>Ordenar pela Acurácia (descendente)</text:p>
      <text:p text:style-name="Normal"><text:tab/><text:tab/>Colocar um resultado com 3 linhas com a predição de novos casos para<text:s/><text:tab/><text:tab/><text:tab/>a técnica/parâmetro de maior Acurácia</text:p>
      <text:p text:style-name="P225">Após o quadro, colocar a lista de comandos emitidos no RStudio para conseguir os resultados obtidos</text:p>
      <text:p text:style-name="Normal"/>
      <text:p text:style-name="P226"/>
      <text:p text:style-name="P227">Diabetes</text:p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Técnica</text:p>
          </table:table-cell>
          <table:table-cell table:style-name="TableCell236">
            <text:p text:style-name="P237">Parâmetro</text:p>
          </table:table-cell>
          <table:table-cell table:style-name="TableCell238">
            <text:p text:style-name="P239">Acurácia</text:p>
          </table:table-cell>
          <table:table-cell table:style-name="TableCell240">
            <text:p text:style-name="P241">Matriz de Confusão</text:p>
          </table:table-cell>
        </table:table-row>
        <table:table-row table:style-name="TableRow242">
          <table:table-cell table:style-name="TableCell243">
            <text:p text:style-name="P244">RNA – Hold-out</text:p>
          </table:table-cell>
          <table:table-cell table:style-name="TableCell245">
            <text:p text:style-name="P246">size=XX decay=XX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RNA – CV</text:p>
          </table:table-cell>
          <table:table-cell table:style-name="TableCell254">
            <text:p text:style-name="P255">size=XX decay=XX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RNA – Melhor modelo</text:p>
          </table:table-cell>
          <table:table-cell table:style-name="TableCell263">
            <text:p text:style-name="P264">size=XX decay=XX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KNN</text:p>
          </table:table-cell>
          <table:table-cell table:style-name="TableCell272">
            <text:p text:style-name="P273">k=XX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SVM – Hold-out</text:p>
          </table:table-cell>
          <table:table-cell table:style-name="TableCell281">
            <text:p text:style-name="P282">C=XX Sigma=XX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SVM – CV<text:s/></text:p>
          </table:table-cell>
          <table:table-cell table:style-name="TableCell290">
            <text:p text:style-name="P291">C=XX Sigma=XX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Normal">SVM – Melhor modelo</text:p>
          </table:table-cell>
          <table:table-cell table:style-name="TableCell298">
            <text:p text:style-name="Normal">C=XX<text:s/>Sigma=XX</text:p>
          </table:table-cell>
          <table:table-cell table:style-name="TableCell299">
            <text:p text:style-name="Normal"/>
          </table:table-cell>
          <table:table-cell table:style-name="TableCell300">
            <text:p text:style-name="Normal"/>
          </table:table-cell>
        </table:table-row>
        <table:table-row table:style-name="TableRow301">
          <table:table-cell table:style-name="TableCell302">
            <text:p text:style-name="Normal"><text:span text:style-name="T303">RF – Hold-out<text:s/></text:span></text:p>
          </table:table-cell>
          <table:table-cell table:style-name="TableCell304">
            <text:p text:style-name="Normal"><text:span text:style-name="T305">mtry=XX</text:span></text:p>
          </table:table-cell>
          <table:table-cell table:style-name="TableCell306">
            <text:p text:style-name="Normal"/>
          </table:table-cell>
          <table:table-cell table:style-name="TableCell307">
            <text:p text:style-name="Normal"/>
          </table:table-cell>
        </table:table-row>
        <table:table-row table:style-name="TableRow308">
          <table:table-cell table:style-name="TableCell309">
            <text:p text:style-name="P310">RF – CV</text:p>
          </table:table-cell>
          <table:table-cell table:style-name="TableCell311">
            <text:p text:style-name="Normal"><text:span text:style-name="T312">mtry=XX</text:span></text:p>
          </table:table-cell>
          <table:table-cell table:style-name="TableCell313">
            <text:p text:style-name="Normal"/>
          </table:table-cell>
          <table:table-cell table:style-name="TableCell314">
            <text:p text:style-name="Normal"/>
          </table:table-cell>
        </table:table-row>
        <table:table-row table:style-name="TableRow315">
          <table:table-cell table:style-name="TableCell316">
            <text:p text:style-name="P317">RF – Melhor modelo</text:p>
          </table:table-cell>
          <table:table-cell table:style-name="TableCell318">
            <text:p text:style-name="Normal"><text:span text:style-name="T319">mtry=XX</text:span></text:p>
          </table:table-cell>
          <table:table-cell table:style-name="TableCell320">
            <text:p text:style-name="Normal"/>
          </table:table-cell>
          <table:table-cell table:style-name="TableCell321">
            <text:p text:style-name="Normal"/>
          </table:table-cell>
        </table:table-row>
      </table:table>
      <text:p text:style-name="P322">Obs:<text:tab/>Ordenar pela Acurácia (descendente)</text:p>
      <text:p text:style-name="Normal"><text:tab/><text:tab/>Colocar um resultado com 3 linhas com a predição de novos casos para<text:s/><text:tab/><text:tab/><text:tab/>a técnica/parâmetro de maior Acurácia</text:p>
      <text:p text:style-name="P323">Após o quadro, colocar a lista de comandos emitidos no RStudio para conseguir os resultados obtidos</text:p>
      <text:p text:style-name="P324"/>
      <text:p text:style-name="P325"/>
      <text:p text:style-name="P326"/>
      <text:p text:style-name="P327">Banco</text:p>
      <table:table table:style-name="Table328">
        <table:table-columns>
          <table:table-column table:style-name="TableColumn329"/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Técnica</text:p>
          </table:table-cell>
          <table:table-cell table:style-name="TableCell336">
            <text:p text:style-name="P337">Parâmetro</text:p>
          </table:table-cell>
          <table:table-cell table:style-name="TableCell338">
            <text:p text:style-name="P339">Acurácia</text:p>
          </table:table-cell>
          <table:table-cell table:style-name="TableCell340">
            <text:p text:style-name="P341">Matriz de Confusão</text:p>
          </table:table-cell>
        </table:table-row>
        <table:table-row table:style-name="TableRow342">
          <table:table-cell table:style-name="TableCell343">
            <text:p text:style-name="P344">RNA – Hold-out</text:p>
          </table:table-cell>
          <table:table-cell table:style-name="TableCell345">
            <text:p text:style-name="P346">size=XX decay=XX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RNA – CV</text:p>
          </table:table-cell>
          <table:table-cell table:style-name="TableCell354">
            <text:p text:style-name="P355">size=XX decay=XX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RNA – Melhor modelo</text:p>
          </table:table-cell>
          <table:table-cell table:style-name="TableCell363">
            <text:p text:style-name="P364">size=XX decay=XX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KNN</text:p>
          </table:table-cell>
          <table:table-cell table:style-name="TableCell372">
            <text:p text:style-name="P373">k=XX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SVM – Hold-out</text:p>
          </table:table-cell>
          <table:table-cell table:style-name="TableCell381">
            <text:p text:style-name="P382">C=XX Sigma=XX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SVM – CV<text:s/></text:p>
          </table:table-cell>
          <table:table-cell table:style-name="TableCell390">
            <text:p text:style-name="P391">C=XX Sigma=XX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Normal">SVM – Melhor modelo</text:p>
          </table:table-cell>
          <table:table-cell table:style-name="TableCell398">
            <text:p text:style-name="Normal">C=XX<text:s/>Sigma=XX</text:p>
          </table:table-cell>
          <table:table-cell table:style-name="TableCell399">
            <text:p text:style-name="Normal"/>
          </table:table-cell>
          <table:table-cell table:style-name="TableCell400">
            <text:p text:style-name="Normal"/>
          </table:table-cell>
        </table:table-row>
        <table:table-row table:style-name="TableRow401">
          <table:table-cell table:style-name="TableCell402">
            <text:p text:style-name="Normal"><text:span text:style-name="T403">RF – Hold-out<text:s/></text:span></text:p>
          </table:table-cell>
          <table:table-cell table:style-name="TableCell404">
            <text:p text:style-name="Normal"><text:span text:style-name="T405">mtry=XX</text:span></text:p>
          </table:table-cell>
          <table:table-cell table:style-name="TableCell406">
            <text:p text:style-name="Normal"/>
          </table:table-cell>
          <table:table-cell table:style-name="TableCell407">
            <text:p text:style-name="Normal"/>
          </table:table-cell>
        </table:table-row>
        <table:table-row table:style-name="TableRow408">
          <table:table-cell table:style-name="TableCell409">
            <text:p text:style-name="P410">RF – CV</text:p>
          </table:table-cell>
          <table:table-cell table:style-name="TableCell411">
            <text:p text:style-name="Normal"><text:span text:style-name="T412">mtry=XX</text:span></text:p>
          </table:table-cell>
          <table:table-cell table:style-name="TableCell413">
            <text:p text:style-name="Normal"/>
          </table:table-cell>
          <table:table-cell table:style-name="TableCell414">
            <text:p text:style-name="Normal"/>
          </table:table-cell>
        </table:table-row>
        <table:table-row table:style-name="TableRow415">
          <table:table-cell table:style-name="TableCell416">
            <text:p text:style-name="P417">RF – Melhor modelo</text:p>
          </table:table-cell>
          <table:table-cell table:style-name="TableCell418">
            <text:p text:style-name="Normal"><text:span text:style-name="T419">mtry=XX</text:span></text:p>
          </table:table-cell>
          <table:table-cell table:style-name="TableCell420">
            <text:p text:style-name="Normal"/>
          </table:table-cell>
          <table:table-cell table:style-name="TableCell421">
            <text:p text:style-name="Normal"/>
          </table:table-cell>
        </table:table-row>
      </table:table>
      <text:p text:style-name="P422">Obs:<text:tab/>Ordenar pela Acurácia (descendente)</text:p>
      <text:p text:style-name="Normal"><text:tab/><text:tab/>Colocar um resultado com 3 linhas com a predição de novos casos para<text:s/><text:tab/><text:tab/><text:tab/>a técnica/parâmetro de maior Acurácia</text:p>
      <text:p text:style-name="P423">Após o quadro, colocar a lista de comandos emitidos no RStudio para conseguir os resultados obtidos</text:p>
      <text:p text:style-name="P424"/>
      <text:p text:style-name="P425"/>
      <text:p text:style-name="P426"><text:span text:style-name="T427">Previsão do Tempo</text:span>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Técnica</text:p>
          </table:table-cell>
          <table:table-cell table:style-name="TableCell436">
            <text:p text:style-name="P437">Parâmetro</text:p>
          </table:table-cell>
          <table:table-cell table:style-name="TableCell438">
            <text:p text:style-name="P439">Acurácia</text:p>
          </table:table-cell>
          <table:table-cell table:style-name="TableCell440">
            <text:p text:style-name="P441">Matriz de Confusão</text:p>
          </table:table-cell>
        </table:table-row>
        <table:table-row table:style-name="TableRow442">
          <table:table-cell table:style-name="TableCell443">
            <text:p text:style-name="P444">RNA – Hold-out</text:p>
          </table:table-cell>
          <table:table-cell table:style-name="TableCell445">
            <text:p text:style-name="P446">size=XX decay=XX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RNA – CV</text:p>
          </table:table-cell>
          <table:table-cell table:style-name="TableCell454">
            <text:p text:style-name="P455">size=XX decay=XX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>RNA – Melhor modelo</text:p>
          </table:table-cell>
          <table:table-cell table:style-name="TableCell463">
            <text:p text:style-name="P464">size=XX decay=XX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KNN</text:p>
          </table:table-cell>
          <table:table-cell table:style-name="TableCell472">
            <text:p text:style-name="P473">k=XX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SVM – Hold-out</text:p>
          </table:table-cell>
          <table:table-cell table:style-name="TableCell481">
            <text:p text:style-name="P482">C=XX Sigma=XX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SVM – CV<text:s/></text:p>
          </table:table-cell>
          <table:table-cell table:style-name="TableCell490">
            <text:p text:style-name="P491">C=XX Sigma=XX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Normal">SVM – Melhor modelo</text:p>
          </table:table-cell>
          <table:table-cell table:style-name="TableCell498">
            <text:p text:style-name="Normal">C=XX<text:s/>Sigma=XX</text:p>
          </table:table-cell>
          <table:table-cell table:style-name="TableCell499">
            <text:p text:style-name="Normal"/>
          </table:table-cell>
          <table:table-cell table:style-name="TableCell500">
            <text:p text:style-name="Normal"/>
          </table:table-cell>
        </table:table-row>
        <table:table-row table:style-name="TableRow501">
          <table:table-cell table:style-name="TableCell502">
            <text:p text:style-name="Normal"><text:span text:style-name="T503">RF – Hold-out<text:s/></text:span></text:p>
          </table:table-cell>
          <table:table-cell table:style-name="TableCell504">
            <text:p text:style-name="Normal"><text:span text:style-name="T505">mtry=XX</text:span></text:p>
          </table:table-cell>
          <table:table-cell table:style-name="TableCell506">
            <text:p text:style-name="Normal"/>
          </table:table-cell>
          <table:table-cell table:style-name="TableCell507">
            <text:p text:style-name="Normal"/>
          </table:table-cell>
        </table:table-row>
        <table:table-row table:style-name="TableRow508">
          <table:table-cell table:style-name="TableCell509">
            <text:p text:style-name="P510">RF – CV</text:p>
          </table:table-cell>
          <table:table-cell table:style-name="TableCell511">
            <text:p text:style-name="Normal"><text:span text:style-name="T512">mtry=XX</text:span></text:p>
          </table:table-cell>
          <table:table-cell table:style-name="TableCell513">
            <text:p text:style-name="Normal"/>
          </table:table-cell>
          <table:table-cell table:style-name="TableCell514">
            <text:p text:style-name="Normal"/>
          </table:table-cell>
        </table:table-row>
        <table:table-row table:style-name="TableRow515">
          <table:table-cell table:style-name="TableCell516">
            <text:p text:style-name="P517">RF – Melhor modelo</text:p>
          </table:table-cell>
          <table:table-cell table:style-name="TableCell518">
            <text:p text:style-name="Normal"><text:span text:style-name="T519">mtry=XX</text:span></text:p>
          </table:table-cell>
          <table:table-cell table:style-name="TableCell520">
            <text:p text:style-name="Normal"/>
          </table:table-cell>
          <table:table-cell table:style-name="TableCell521">
            <text:p text:style-name="Normal"/>
          </table:table-cell>
        </table:table-row>
      </table:table>
      <text:p text:style-name="P522">Obs:<text:tab/>Ordenar pela Acurácia (descendente)</text:p>
      <text:p text:style-name="Normal"><text:tab/><text:tab/>Colocar um resultado com 3 linhas com a predição de novos casos para<text:s/><text:tab/><text:tab/><text:tab/>a técnica/parâmetro de maior Acurácia</text:p>
      <text:p text:style-name="P523">Após o quadro, colocar a lista de comandos emitidos no RStudio para conseguir os resultados obtidos</text:p>
      <text:p text:style-name="P524"/>
      <text:p text:style-name="P525">REGRESSÃO</text:p>
      <text:p text:style-name="P526"/>
      <text:p text:style-name="P527"><text:span text:style-name="T528">Biomassa</text:span><text:span text:style-name="T529"><text:s/></text:span></text:p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>Técnica</text:p>
          </table:table-cell>
          <table:table-cell table:style-name="TableCell541">
            <text:p text:style-name="P542">Parâmetro</text:p>
          </table:table-cell>
          <table:table-cell table:style-name="TableCell543">
            <text:p text:style-name="P544">R2</text:p>
          </table:table-cell>
          <table:table-cell table:style-name="TableCell545">
            <text:p text:style-name="P546">Syx</text:p>
          </table:table-cell>
          <table:table-cell table:style-name="TableCell547">
            <text:p text:style-name="P548">Pearson</text:p>
          </table:table-cell>
          <table:table-cell table:style-name="TableCell549">
            <text:p text:style-name="P550">Rmse</text:p>
          </table:table-cell>
          <table:table-cell table:style-name="TableCell551">
            <text:p text:style-name="P552">MAE</text:p>
          </table:table-cell>
        </table:table-row>
        <table:table-row table:style-name="TableRow553">
          <table:table-cell table:style-name="TableCell554">
            <text:p text:style-name="P555">RNA – Hold-out</text:p>
          </table:table-cell>
          <table:table-cell table:style-name="TableCell556">
            <text:p text:style-name="P557">size=XX<text:s/>decay=XX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RNA – CV</text:p>
          </table:table-cell>
          <table:table-cell table:style-name="TableCell571">
            <text:p text:style-name="P572">size=XX<text:s/>decay=XX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RNA – Melhor modelo</text:p>
          </table:table-cell>
          <table:table-cell table:style-name="TableCell586">
            <text:p text:style-name="P587">size=XX<text:s/>decay=XX</text:p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</table:table-row>
        <table:table-row table:style-name="TableRow598">
          <table:table-cell table:style-name="TableCell599">
            <text:p text:style-name="P600">KNN</text:p>
          </table:table-cell>
          <table:table-cell table:style-name="TableCell601">
            <text:p text:style-name="P602">k=XX</text:p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SVM – Hold-out</text:p>
          </table:table-cell>
          <table:table-cell table:style-name="TableCell616">
            <text:p text:style-name="P617">C=XX<text:s/>Sigma=XX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SVM – CV<text:s/></text:p>
          </table:table-cell>
          <table:table-cell table:style-name="TableCell631">
            <text:p text:style-name="P632">C=XX<text:s/>Sigma=XX</text:p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Normal">SVM – Melhor modelo</text:p>
          </table:table-cell>
          <table:table-cell table:style-name="TableCell645">
            <text:p text:style-name="Normal">C=XX<text:s/>Sigma=XX</text:p>
          </table:table-cell>
          <table:table-cell table:style-name="TableCell646">
            <text:p text:style-name="Normal"/>
          </table:table-cell>
          <table:table-cell table:style-name="TableCell647">
            <text:p text:style-name="Normal"/>
          </table:table-cell>
          <table:table-cell table:style-name="TableCell648">
            <text:p text:style-name="Normal"/>
          </table:table-cell>
          <table:table-cell table:style-name="TableCell649">
            <text:p text:style-name="Normal"/>
          </table:table-cell>
          <table:table-cell table:style-name="TableCell650">
            <text:p text:style-name="Normal"/>
          </table:table-cell>
        </table:table-row>
        <table:table-row table:style-name="TableRow651">
          <table:table-cell table:style-name="TableCell652">
            <text:p text:style-name="Normal"><text:span text:style-name="T653">RF – Hold-out<text:s/></text:span></text:p>
          </table:table-cell>
          <table:table-cell table:style-name="TableCell654">
            <text:p text:style-name="Normal"><text:span text:style-name="T655">mtry=</text:span><text:span text:style-name="T656">XX</text:span></text:p>
          </table:table-cell>
          <table:table-cell table:style-name="TableCell657">
            <text:p text:style-name="Normal"/>
          </table:table-cell>
          <table:table-cell table:style-name="TableCell658">
            <text:p text:style-name="Normal"/>
          </table:table-cell>
          <table:table-cell table:style-name="TableCell659">
            <text:p text:style-name="Normal"/>
          </table:table-cell>
          <table:table-cell table:style-name="TableCell660">
            <text:p text:style-name="Normal"/>
          </table:table-cell>
          <table:table-cell table:style-name="TableCell661">
            <text:p text:style-name="Normal"/>
          </table:table-cell>
        </table:table-row>
        <table:table-row table:style-name="TableRow662">
          <table:table-cell table:style-name="TableCell663">
            <text:p text:style-name="P664">RF – CV</text:p>
          </table:table-cell>
          <table:table-cell table:style-name="TableCell665">
            <text:p text:style-name="Normal"><text:span text:style-name="T666">mtry=</text:span><text:span text:style-name="T667">XX</text:span></text:p>
          </table:table-cell>
          <table:table-cell table:style-name="TableCell668">
            <text:p text:style-name="Normal"/>
          </table:table-cell>
          <table:table-cell table:style-name="TableCell669">
            <text:p text:style-name="Normal"/>
          </table:table-cell>
          <table:table-cell table:style-name="TableCell670">
            <text:p text:style-name="Normal"/>
          </table:table-cell>
          <table:table-cell table:style-name="TableCell671">
            <text:p text:style-name="Normal"/>
          </table:table-cell>
          <table:table-cell table:style-name="TableCell672">
            <text:p text:style-name="Normal"/>
          </table:table-cell>
        </table:table-row>
        <table:table-row table:style-name="TableRow673">
          <table:table-cell table:style-name="TableCell674">
            <text:p text:style-name="P675">RF – Melhor modelo</text:p>
          </table:table-cell>
          <table:table-cell table:style-name="TableCell676">
            <text:p text:style-name="Normal"><text:span text:style-name="T677">mtry=</text:span><text:span text:style-name="T678">XX</text:span></text:p>
          </table:table-cell>
          <table:table-cell table:style-name="TableCell679">
            <text:p text:style-name="Normal"/>
          </table:table-cell>
          <table:table-cell table:style-name="TableCell680">
            <text:p text:style-name="Normal"/>
          </table:table-cell>
          <table:table-cell table:style-name="TableCell681">
            <text:p text:style-name="Normal"/>
          </table:table-cell>
          <table:table-cell table:style-name="TableCell682">
            <text:p text:style-name="Normal"/>
          </table:table-cell>
          <table:table-cell table:style-name="TableCell683">
            <text:p text:style-name="Normal"/>
          </table:table-cell>
        </table:table-row>
      </table:table>
      <text:p text:style-name="Normal">Observações:</text:p>
      <text:list text:style-name="LFO1" text:continue-numbering="true">
        <text:list-item>
          <text:p text:style-name="P684">Ordenar por R2 descendente</text:p>
        </text:list-item>
        <text:list-item>
          <text:p text:style-name="P685">Colocar um resultado com 3 linhas com a predição de novos casos para a técnica/parâmetro de maior R2</text:p>
        </text:list-item>
        <text:list-item>
          <text:p text:style-name="P686">Colocar o Gráfico de Resíduos para a técnica/parâmetro de maior R2 <text:s/></text:p>
        </text:list-item>
        <text:list-item>
          <text:p text:style-name="P687">Após o quadro, colocar a lista de comandos emitidos no RStudio para conseguir os resultados obtidos</text:p>
        </text:list-item>
      </text:list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><text:span text:style-name="T697">Admissão</text:span><text:span text:style-name="T698"><text:s/></text:span></text:p>
      <table:table table:style-name="Table699">
        <table:table-columns>
          <table:table-column table:style-name="TableColumn700"/>
          <table:table-column table:style-name="TableColumn701"/>
          <table:table-column table:style-name="TableColumn702"/>
          <table:table-column table:style-name="TableColumn703"/>
          <table:table-column table:style-name="TableColumn704"/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>
            <text:p text:style-name="P709">Técnica</text:p>
          </table:table-cell>
          <table:table-cell table:style-name="TableCell710">
            <text:p text:style-name="P711">Parâmetro</text:p>
          </table:table-cell>
          <table:table-cell table:style-name="TableCell712">
            <text:p text:style-name="P713">R2</text:p>
          </table:table-cell>
          <table:table-cell table:style-name="TableCell714">
            <text:p text:style-name="P715">Syx</text:p>
          </table:table-cell>
          <table:table-cell table:style-name="TableCell716">
            <text:p text:style-name="P717">Pearson</text:p>
          </table:table-cell>
          <table:table-cell table:style-name="TableCell718">
            <text:p text:style-name="P719">Rmse</text:p>
          </table:table-cell>
          <table:table-cell table:style-name="TableCell720">
            <text:p text:style-name="P721">MAE</text:p>
          </table:table-cell>
        </table:table-row>
        <table:table-row table:style-name="TableRow722">
          <table:table-cell table:style-name="TableCell723">
            <text:p text:style-name="P724">RNA – Hold-out</text:p>
          </table:table-cell>
          <table:table-cell table:style-name="TableCell725">
            <text:p text:style-name="P726">size=XX<text:s/>decay=XX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</table:table-row>
        <table:table-row table:style-name="TableRow737">
          <table:table-cell table:style-name="TableCell738">
            <text:p text:style-name="P739">RNA – CV</text:p>
          </table:table-cell>
          <table:table-cell table:style-name="TableCell740">
            <text:p text:style-name="P741">size=XX<text:s/>decay=XX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>RNA – Melhor modelo</text:p>
          </table:table-cell>
          <table:table-cell table:style-name="TableCell755">
            <text:p text:style-name="P756">size=XX<text:s/>decay=XX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KNN</text:p>
          </table:table-cell>
          <table:table-cell table:style-name="TableCell770">
            <text:p text:style-name="P771">k=XX</text:p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</table:table-row>
        <table:table-row table:style-name="TableRow782">
          <table:table-cell table:style-name="TableCell783">
            <text:p text:style-name="P784">SVM – Hold-out</text:p>
          </table:table-cell>
          <table:table-cell table:style-name="TableCell785">
            <text:p text:style-name="P786">C=XX<text:s/>Sigma=XX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</table:table-row>
        <table:table-row table:style-name="TableRow797">
          <table:table-cell table:style-name="TableCell798">
            <text:p text:style-name="P799">SVM – CV<text:s/></text:p>
          </table:table-cell>
          <table:table-cell table:style-name="TableCell800">
            <text:p text:style-name="P801">C=XX<text:s/>Sigma=XX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</table:table-row>
        <table:table-row table:style-name="TableRow812">
          <table:table-cell table:style-name="TableCell813">
            <text:p text:style-name="Normal">SVM – Melhor modelo</text:p>
          </table:table-cell>
          <table:table-cell table:style-name="TableCell814">
            <text:p text:style-name="Normal">C=XX<text:s/>Sigma=XX</text:p>
          </table:table-cell>
          <table:table-cell table:style-name="TableCell815">
            <text:p text:style-name="Normal"/>
          </table:table-cell>
          <table:table-cell table:style-name="TableCell816">
            <text:p text:style-name="Normal"/>
          </table:table-cell>
          <table:table-cell table:style-name="TableCell817">
            <text:p text:style-name="Normal"/>
          </table:table-cell>
          <table:table-cell table:style-name="TableCell818">
            <text:p text:style-name="Normal"/>
          </table:table-cell>
          <table:table-cell table:style-name="TableCell819">
            <text:p text:style-name="Normal"/>
          </table:table-cell>
        </table:table-row>
        <table:table-row table:style-name="TableRow820">
          <table:table-cell table:style-name="TableCell821">
            <text:p text:style-name="Normal"><text:span text:style-name="T822">RF – Hold-out<text:s/></text:span></text:p>
          </table:table-cell>
          <table:table-cell table:style-name="TableCell823">
            <text:p text:style-name="Normal"><text:span text:style-name="T824">mtry=</text:span><text:span text:style-name="T825">XX</text:span></text:p>
          </table:table-cell>
          <table:table-cell table:style-name="TableCell826">
            <text:p text:style-name="Normal"/>
          </table:table-cell>
          <table:table-cell table:style-name="TableCell827">
            <text:p text:style-name="Normal"/>
          </table:table-cell>
          <table:table-cell table:style-name="TableCell828">
            <text:p text:style-name="Normal"/>
          </table:table-cell>
          <table:table-cell table:style-name="TableCell829">
            <text:p text:style-name="Normal"/>
          </table:table-cell>
          <table:table-cell table:style-name="TableCell830">
            <text:p text:style-name="Normal"/>
          </table:table-cell>
        </table:table-row>
        <table:table-row table:style-name="TableRow831">
          <table:table-cell table:style-name="TableCell832">
            <text:p text:style-name="P833">RF – CV</text:p>
          </table:table-cell>
          <table:table-cell table:style-name="TableCell834">
            <text:p text:style-name="Normal"><text:span text:style-name="T835">mtry=</text:span><text:span text:style-name="T836">XX</text:span></text:p>
          </table:table-cell>
          <table:table-cell table:style-name="TableCell837">
            <text:p text:style-name="Normal"/>
          </table:table-cell>
          <table:table-cell table:style-name="TableCell838">
            <text:p text:style-name="Normal"/>
          </table:table-cell>
          <table:table-cell table:style-name="TableCell839">
            <text:p text:style-name="Normal"/>
          </table:table-cell>
          <table:table-cell table:style-name="TableCell840">
            <text:p text:style-name="Normal"/>
          </table:table-cell>
          <table:table-cell table:style-name="TableCell841">
            <text:p text:style-name="Normal"/>
          </table:table-cell>
        </table:table-row>
        <table:table-row table:style-name="TableRow842">
          <table:table-cell table:style-name="TableCell843">
            <text:p text:style-name="P844">RF – Melhor modelo</text:p>
          </table:table-cell>
          <table:table-cell table:style-name="TableCell845">
            <text:p text:style-name="Normal"><text:span text:style-name="T846">mtry=</text:span><text:span text:style-name="T847">XX</text:span></text:p>
          </table:table-cell>
          <table:table-cell table:style-name="TableCell848">
            <text:p text:style-name="Normal"/>
          </table:table-cell>
          <table:table-cell table:style-name="TableCell849">
            <text:p text:style-name="Normal"/>
          </table:table-cell>
          <table:table-cell table:style-name="TableCell850">
            <text:p text:style-name="Normal"/>
          </table:table-cell>
          <table:table-cell table:style-name="TableCell851">
            <text:p text:style-name="Normal"/>
          </table:table-cell>
          <table:table-cell table:style-name="TableCell852">
            <text:p text:style-name="Normal"/>
          </table:table-cell>
        </table:table-row>
      </table:table>
      <text:p text:style-name="Normal">Observações:</text:p>
      <text:list text:style-name="LFO1" text:continue-numbering="true">
        <text:list-item>
          <text:p text:style-name="P853">Ordenar por R2 descendente</text:p>
        </text:list-item>
        <text:list-item>
          <text:p text:style-name="P854">Colocar um resultado com 3 linhas com a predição de novos casos para a técnica/parâmetro de maior R2</text:p>
        </text:list-item>
        <text:list-item>
          <text:p text:style-name="P855">Colocar o Gráfico de Resíduos para a técnica/parâmetro de maior R2 <text:s/></text:p>
        </text:list-item>
        <text:list-item>
          <text:p text:style-name="P856">Após o quadro, colocar a lista de comandos emitidos no RStudio para conseguir os resultados obtidos</text:p>
        </text:list-item>
      </text:list>
      <text:p text:style-name="Normal"/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><text:span text:style-name="T867">Alunos do Ensino Médio</text:span></text:p>
      <table:table table:style-name="Table868">
        <table:table-columns>
          <table:table-column table:style-name="TableColumn869"/>
          <table:table-column table:style-name="TableColumn870"/>
          <table:table-column table:style-name="TableColumn871"/>
          <table:table-column table:style-name="TableColumn872"/>
          <table:table-column table:style-name="TableColumn873"/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Técnica</text:p>
          </table:table-cell>
          <table:table-cell table:style-name="TableCell879">
            <text:p text:style-name="P880">Parâmetro</text:p>
          </table:table-cell>
          <table:table-cell table:style-name="TableCell881">
            <text:p text:style-name="P882">R2</text:p>
          </table:table-cell>
          <table:table-cell table:style-name="TableCell883">
            <text:p text:style-name="P884">Syx</text:p>
          </table:table-cell>
          <table:table-cell table:style-name="TableCell885">
            <text:p text:style-name="P886">Pearson</text:p>
          </table:table-cell>
          <table:table-cell table:style-name="TableCell887">
            <text:p text:style-name="P888">Rmse</text:p>
          </table:table-cell>
          <table:table-cell table:style-name="TableCell889">
            <text:p text:style-name="P890">MAE</text:p>
          </table:table-cell>
        </table:table-row>
        <table:table-row table:style-name="TableRow891">
          <table:table-cell table:style-name="TableCell892">
            <text:p text:style-name="P893">RNA – Hold-out</text:p>
          </table:table-cell>
          <table:table-cell table:style-name="TableCell894">
            <text:p text:style-name="P895">size=XX decay=XX</text:p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</table:table-row>
        <table:table-row table:style-name="TableRow906">
          <table:table-cell table:style-name="TableCell907">
            <text:p text:style-name="P908">RNA – CV</text:p>
          </table:table-cell>
          <table:table-cell table:style-name="TableCell909">
            <text:p text:style-name="P910">size=XX decay=XX</text:p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RNA – Melhor modelo</text:p>
          </table:table-cell>
          <table:table-cell table:style-name="TableCell924">
            <text:p text:style-name="P925">size=XX decay=XX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>KNN</text:p>
          </table:table-cell>
          <table:table-cell table:style-name="TableCell939">
            <text:p text:style-name="P940">k=XX</text:p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</table:table-row>
        <table:table-row table:style-name="TableRow951">
          <table:table-cell table:style-name="TableCell952">
            <text:p text:style-name="P953">SVM – Hold-out</text:p>
          </table:table-cell>
          <table:table-cell table:style-name="TableCell954">
            <text:p text:style-name="P955">C=XX Sigma=XX</text:p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</table:table-row>
        <table:table-row table:style-name="TableRow966">
          <table:table-cell table:style-name="TableCell967">
            <text:p text:style-name="P968">SVM – CV<text:s/></text:p>
          </table:table-cell>
          <table:table-cell table:style-name="TableCell969">
            <text:p text:style-name="P970">C=XX Sigma=XX</text:p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</table:table-row>
        <table:table-row table:style-name="TableRow981">
          <table:table-cell table:style-name="TableCell982">
            <text:p text:style-name="Normal">SVM – Melhor modelo</text:p>
          </table:table-cell>
          <table:table-cell table:style-name="TableCell983">
            <text:p text:style-name="Normal">C=XX<text:s/>Sigma=XX</text:p>
          </table:table-cell>
          <table:table-cell table:style-name="TableCell984">
            <text:p text:style-name="Normal"/>
          </table:table-cell>
          <table:table-cell table:style-name="TableCell985">
            <text:p text:style-name="Normal"/>
          </table:table-cell>
          <table:table-cell table:style-name="TableCell986">
            <text:p text:style-name="Normal"/>
          </table:table-cell>
          <table:table-cell table:style-name="TableCell987">
            <text:p text:style-name="Normal"/>
          </table:table-cell>
          <table:table-cell table:style-name="TableCell988">
            <text:p text:style-name="Normal"/>
          </table:table-cell>
        </table:table-row>
        <table:table-row table:style-name="TableRow989">
          <table:table-cell table:style-name="TableCell990">
            <text:p text:style-name="Normal"><text:span text:style-name="T991">RF – Hold-out<text:s/></text:span></text:p>
          </table:table-cell>
          <table:table-cell table:style-name="TableCell992">
            <text:p text:style-name="Normal"><text:span text:style-name="T993">mtry=XX</text:span></text:p>
          </table:table-cell>
          <table:table-cell table:style-name="TableCell994">
            <text:p text:style-name="Normal"/>
          </table:table-cell>
          <table:table-cell table:style-name="TableCell995">
            <text:p text:style-name="Normal"/>
          </table:table-cell>
          <table:table-cell table:style-name="TableCell996">
            <text:p text:style-name="Normal"/>
          </table:table-cell>
          <table:table-cell table:style-name="TableCell997">
            <text:p text:style-name="Normal"/>
          </table:table-cell>
          <table:table-cell table:style-name="TableCell998">
            <text:p text:style-name="Normal"/>
          </table:table-cell>
        </table:table-row>
        <table:table-row table:style-name="TableRow999">
          <table:table-cell table:style-name="TableCell1000">
            <text:p text:style-name="P1001">RF – CV</text:p>
          </table:table-cell>
          <table:table-cell table:style-name="TableCell1002">
            <text:p text:style-name="Normal"><text:span text:style-name="T1003">mtry=XX</text:span></text:p>
          </table:table-cell>
          <table:table-cell table:style-name="TableCell1004">
            <text:p text:style-name="Normal"/>
          </table:table-cell>
          <table:table-cell table:style-name="TableCell1005">
            <text:p text:style-name="Normal"/>
          </table:table-cell>
          <table:table-cell table:style-name="TableCell1006">
            <text:p text:style-name="Normal"/>
          </table:table-cell>
          <table:table-cell table:style-name="TableCell1007">
            <text:p text:style-name="Normal"/>
          </table:table-cell>
          <table:table-cell table:style-name="TableCell1008">
            <text:p text:style-name="Normal"/>
          </table:table-cell>
        </table:table-row>
        <table:table-row table:style-name="TableRow1009">
          <table:table-cell table:style-name="TableCell1010">
            <text:p text:style-name="P1011">RF – Melhor modelo</text:p>
          </table:table-cell>
          <table:table-cell table:style-name="TableCell1012">
            <text:p text:style-name="Normal"><text:span text:style-name="T1013">mtry=XX</text:span></text:p>
          </table:table-cell>
          <table:table-cell table:style-name="TableCell1014">
            <text:p text:style-name="Normal"/>
          </table:table-cell>
          <table:table-cell table:style-name="TableCell1015">
            <text:p text:style-name="Normal"/>
          </table:table-cell>
          <table:table-cell table:style-name="TableCell1016">
            <text:p text:style-name="Normal"/>
          </table:table-cell>
          <table:table-cell table:style-name="TableCell1017">
            <text:p text:style-name="Normal"/>
          </table:table-cell>
          <table:table-cell table:style-name="TableCell1018">
            <text:p text:style-name="Normal"/>
          </table:table-cell>
        </table:table-row>
      </table:table>
      <text:p text:style-name="Normal">Observações:</text:p>
      <text:list text:style-name="LFO1" text:continue-numbering="true">
        <text:list-item>
          <text:p text:style-name="P1019">Ordenar por R2 descendente</text:p>
        </text:list-item>
        <text:list-item>
          <text:p text:style-name="P1020">Colocar um resultado com 3 linhas com a predição de novos casos para a técnica/parâmetro de maior R2</text:p>
        </text:list-item>
        <text:list-item>
          <text:p text:style-name="P1021">Colocar o Gráfico de Resíduos para a técnica/parâmetro de maior R2 <text:s/></text:p>
        </text:list-item>
        <text:list-item>
          <text:p text:style-name="P1022">Após o quadro, colocar a lista de comandos emitidos no RStudio para conseguir os resultados obtidos</text:p>
        </text:list-item>
      </text:list>
      <text:p text:style-name="Normal"/>
      <text:p text:style-name="Normal"/>
      <text:p text:style-name="P1023"/>
      <text:p text:style-name="P1024">AGRUPAMENTO</text:p>
      <text:p text:style-name="P1025"/>
      <text:p text:style-name="P1026">Íris</text:p>
      <text:p text:style-name="Normal">Lista de Clusters gerados:</text:p>
      <text:p text:style-name="Normal"/>
      <text:p text:style-name="Normal">10 primeiras linhas do arquivo com o cluster correspondente.</text:p>
      <text:p text:style-name="Normal">Colocar a lista de comandos emitidos no RStudio para conseguir os resultados obtidos</text:p>
      <text:p text:style-name="Normal"/>
      <text:p text:style-name="Normal"/>
      <text:p text:style-name="P1027">Móveis</text:p>
      <text:p text:style-name="Normal">Lista de Clusters gerados:</text:p>
      <text:p text:style-name="Normal"/>
      <text:p text:style-name="Normal">10 primeiras linhas do arquivo com o cluster correspondente.</text:p>
      <text:p text:style-name="Normal">Colocar a lista de comandos emitidos no RStudio para conseguir os resultados obtidos</text:p>
      <text:p text:style-name="Normal"/>
      <text:p text:style-name="Normal"/>
      <text:p text:style-name="P1028">Câncer de Mama</text:p>
      <text:p text:style-name="Normal">Lista de Clusters gerados:</text:p>
      <text:p text:style-name="Normal"/>
      <text:p text:style-name="Normal">10 primeiras linhas do arquivo com o cluster correspondente.</text:p>
      <text:p text:style-name="Normal">Colocar a lista de comandos emitidos no RStudio para conseguir os resultados obtidos</text:p>
      <text:p text:style-name="Normal"/>
      <text:p text:style-name="Normal"/>
      <text:p text:style-name="Normal"/>
      <text:p text:style-name="P1029">Veículo</text:p>
      <text:p text:style-name="Normal">Lista de Clusters gerados:</text:p>
      <text:p text:style-name="Normal"/>
      <text:p text:style-name="Normal">10 primeiras linhas do arquivo com o cluster correspondente.</text:p>
      <text:p text:style-name="Normal">Colocar a lista de comandos emitidos no RStudio para conseguir os resultados obtidos</text:p>
      <text:p text:style-name="Normal"/>
      <text:p text:style-name="Normal"/>
      <text:p text:style-name="P1030">Banco</text:p>
      <text:p text:style-name="Normal">Lista de Clusters gerados:</text:p>
      <text:p text:style-name="Normal"/>
      <text:p text:style-name="Normal">10 primeiras linhas do arquivo com o cluster correspondente.</text:p>
      <text:p text:style-name="Normal">Colocar a lista de comandos emitidos no RStudio para conseguir os resultados obtidos</text:p>
      <text:p text:style-name="P1031"/>
      <text:p text:style-name="P1032">REGRAS DE ASSOCIAÇÃO</text:p>
      <text:p text:style-name="P1033"/>
      <text:p text:style-name="P1034">Lista de Compras</text:p>
      <text:p text:style-name="P1035"/>
      <text:p text:style-name="Normal">Regras geradas com 3 configurações de Suporte e Confiança.</text:p>
      <text:p text:style-name="Normal">Colocar a lista de comandos emitidos no RStudio para conseguir os resultados obtidos</text:p>
      <text:p text:style-name="Normal"/>
      <text:p text:style-name="P1036"/>
      <text:p text:style-name="P1037"><text:tab/>Musculação</text:p>
      <text:p text:style-name="Normal"/>
      <text:p text:style-name="Normal">Regras geradas com 3 configurações de Suporte e Confiança.</text:p>
      <text:p text:style-name="Normal">Colocar a lista de comandos emitidos no RStudio para conseguir os resultados obtidos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P4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P5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P6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P7" style:parent-style-name="Normal" style:family="paragraph">
      <style:paragraph-properties fo:text-align="center"/>
      <style:text-properties fo:font-weight="bold" style:font-weight-asian="bold" fo:font-size="11pt" style:font-size-asian="11pt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9" style:parent-style-name="DefaultParagraphFont" style:family="text">
      <style:text-properties fo:font-weight="bold" style:font-weight-asian="bold" fo:font-size="18pt" style:font-size-asian="18pt"/>
    </style:style>
    <style:style style:name="T10" style:parent-style-name="DefaultParagraphFont" style:family="text">
      <style:text-properties fo:font-weight="bold" style:font-weight-asian="bold" fo:font-size="18pt" style:font-size-asian="18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9264" draw:id="id0" draw:style-name="a0" draw:name="Text Box 4" text:anchor-type="paragraph" svg:x="0.86296in" svg:y="0.45278in" svg:width="4.51528in" svg:height="0.99028in" style:rel-width="scale" style:rel-height="scale"><draw:text-box><text:p text:style-name="P3">UFPR – Universidade Federal do Paraná</text:p><text:p text:style-name="P4">Setor de Educação Profissional e Tecnológica</text:p><text:p text:style-name="P5">Especialização em Inteligência Artificial Aplicada</text:p><text:p text:style-name="P6">Turma 2022</text:p><text:p text:style-name="P7">Disciplina: Laboratório de IA<text:s/>– Prof Jaime Wojciechowski</text:p><text:p text:style-name="P8"/></draw:text-box><svg:title/><svg:desc/></draw:frame><text:span text:style-name="T9">_______________________________________________</text:span></text:p>
        <text:p text:style-name="Header"><draw:frame draw:z-index="251663360" draw:style-name="a1" draw:name="Imagem 4" text:anchor-type="paragraph" svg:x="5.30903in" svg:y="0.15223in" svg:width="0.69028in" svg:height="0.69028in" style:rel-width="scale" style:rel-height="scale"><draw:image xlink:href="media/image1.png" xlink:type="simple" xlink:show="embed" xlink:actuate="onLoad"/><svg:title/><svg:desc/></draw:frame><draw:frame draw:z-index="251661312" draw:style-name="a2" draw:name="Picture 2" text:anchor-type="paragraph" svg:x="0.00133in" svg:y="0.15154in" svg:width="0.79375in" svg:height="0.79375in" style:rel-width="scale" style:rel-height="scale"><draw:image xlink:href="media/image2.jpeg" xlink:type="simple" xlink:show="embed" xlink:actuate="onLoad"/><svg:title/><svg:desc>Principal</svg:desc></draw:frame><text:span text:style-name="T10">_______________________________________________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Office User</meta:initial-creator>
    <dc:creator>Jaime Wojciechowski</dc:creator>
    <meta:creation-date>2022-08-13T17:28:00Z</meta:creation-date>
    <dc:date>2022-08-13T17:28:00Z</dc:date>
    <meta:template xlink:href="Normal.dotm" xlink:type="simple"/>
    <meta:editing-cycles>59</meta:editing-cycles>
    <meta:editing-duration>PT7200S</meta:editing-duration>
    <meta:document-statistic meta:page-count="1" meta:paragraph-count="13" meta:word-count="975" meta:character-count="6525" meta:row-count="46" meta:non-whitespace-character-count="5563"/>
  </office:meta>
</office:document-meta>
</file>